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automatic-styles>
    <style:style style:name="Tabelle1" style:family="table">
      <style:table-properties style:width="17cm" table:align="left"/>
    </style:style>
    <style:style style:name="Tabelle1.A" style:family="table-column">
      <style:table-column-properties style:column-width="1.976cm"/>
    </style:style>
    <style:style style:name="Tabelle1.B" style:family="table-column">
      <style:table-column-properties style:column-width="3.457cm"/>
    </style:style>
    <style:style style:name="Tabelle1.C" style:family="table-column">
      <style:table-column-properties style:column-width="6.174cm"/>
    </style:style>
    <style:style style:name="Tabelle1.D" style:family="table-column">
      <style:table-column-properties style:column-width="5.394cm"/>
    </style:style>
    <style:style style:name="Tabelle1.A1" style:family="table-cell">
      <style:table-cell-properties style:vertical-align="middle" fo:padding="0.049cm" fo:border="none"/>
    </style:style>
    <style:style style:name="P1" style:family="paragraph" style:parent-style-name="Heading_20_1">
      <style:text-properties style:font-name="Arial"/>
    </style:style>
    <style:style style:name="P2" style:family="paragraph" style:parent-style-name="Heading_20_2">
      <style:text-properties style:font-name="Arial"/>
    </style:style>
    <style:style style:name="P3" style:family="paragraph" style:parent-style-name="Text_20_body" style:list-style-name="L1"/>
    <style:style style:name="P4" style:family="paragraph" style:parent-style-name="Horizontal_20_Line">
      <style:text-properties style:font-name="Arial"/>
    </style:style>
    <style:style style:name="P5" style:family="paragraph" style:parent-style-name="Text_20_body">
      <style:text-properties style:font-name="Arial"/>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8">
      <style:text-properties style:font-name="Arial"/>
    </style:style>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3">
      <style:text-properties style:font-name="Arial"/>
    </style:style>
    <style:style style:name="P20" style:family="paragraph" style:parent-style-name="Text_20_body" style:list-style-name="L14"/>
    <style:style style:name="P21" style:family="paragraph" style:parent-style-name="Text_20_body" style:list-style-name="L14">
      <style:text-properties style:font-name="Arial"/>
    </style:style>
    <style:style style:name="P22" style:family="paragraph" style:parent-style-name="Text_20_body" style:list-style-name="L15">
      <style:text-properties style:font-name="Arial"/>
    </style:style>
    <style:style style:name="P23" style:family="paragraph" style:parent-style-name="Text_20_body" style:list-style-name="L16"/>
    <style:style style:name="P24" style:family="paragraph" style:parent-style-name="Text_20_body" style:list-style-name="L16">
      <style:text-properties style:font-name="Arial"/>
    </style:style>
    <style:style style:name="P25" style:family="paragraph" style:parent-style-name="Heading_20_3">
      <style:text-properties style:font-name="Arial"/>
    </style:style>
    <style:style style:name="P26" style:family="paragraph" style:parent-style-name="Text_20_body" style:list-style-name="L17"/>
    <style:style style:name="P27" style:family="paragraph" style:parent-style-name="Text_20_body" style:list-style-name="L17">
      <style:text-properties style:font-name="Arial"/>
    </style:style>
    <style:style style:name="P28" style:family="paragraph" style:parent-style-name="Text_20_body" style:list-style-name="L18"/>
    <style:style style:name="P29" style:family="paragraph" style:parent-style-name="Text_20_body" style:list-style-name="L18">
      <style:text-properties style:font-name="Arial"/>
    </style:style>
    <style:style style:name="P30" style:family="paragraph" style:parent-style-name="Text_20_body" style:list-style-name="L19"/>
    <style:style style:name="P31" style:family="paragraph" style:parent-style-name="Text_20_body" style:list-style-name="L19">
      <style:text-properties style:font-name="Arial"/>
    </style:style>
    <style:style style:name="P32" style:family="paragraph" style:parent-style-name="Text_20_body" style:list-style-name="L20"/>
    <style:style style:name="P33" style:family="paragraph" style:parent-style-name="Text_20_body" style:list-style-name="L20">
      <style:text-properties style:font-name="Arial"/>
    </style:style>
    <style:style style:name="P34" style:family="paragraph" style:parent-style-name="Table_20_Contents">
      <style:text-properties style:font-name="Arial"/>
    </style:style>
    <style:style style:name="P35" style:family="paragraph" style:parent-style-name="Text_20_body" style:list-style-name="L21"/>
    <style:style style:name="P36" style:family="paragraph" style:parent-style-name="Text_20_body" style:list-style-name="L22"/>
    <style:style style:name="P37" style:family="paragraph" style:parent-style-name="Text_20_body" style:list-style-name="L22">
      <style:text-properties style:font-name="Arial"/>
    </style:style>
    <style:style style:name="P38" style:family="paragraph" style:parent-style-name="Text_20_body" style:list-style-name="L23"/>
    <style:style style:name="P39" style:family="paragraph" style:parent-style-name="Text_20_body" style:list-style-name="L23">
      <style:text-properties style:font-name="Arial"/>
    </style:style>
    <style:style style:name="P40" style:family="paragraph" style:parent-style-name="Text_20_body" style:list-style-name="L24"/>
    <style:style style:name="P41" style:family="paragraph" style:parent-style-name="Text_20_body" style:list-style-name="L24">
      <style:text-properties style:font-name="Arial"/>
    </style:style>
    <style:style style:name="P42" style:family="paragraph" style:parent-style-name="Text_20_body" style:list-style-name="L25">
      <style:text-properties style:font-name="Arial"/>
    </style:style>
    <style:style style:name="P43" style:family="paragraph" style:parent-style-name="Text_20_body" style:list-style-name="L26"/>
    <style:style style:name="P44" style:family="paragraph" style:parent-style-name="Standard">
      <style:text-properties style:font-name="Arial"/>
    </style:style>
    <style:style style:name="T1" style:family="text">
      <style:text-properties officeooo:rsid="00116746"/>
    </style:style>
    <style:style style:name="T2" style:family="text">
      <style:text-properties style:font-name="Ari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JUVANTIS BUSINESS <text:span text:style-name="T1">ABSTRACT</text:span></text:h>
      <text:h text:style-name="P2" text:outline-level="2">1. Executive Summary</text:h>
      <text:p text:style-name="Text_20_body"><text:span text:style-name="Strong_20_Emphasis"><text:span text:style-name="T2">Overview</text:span></text:span><text:span text:style-name="T2"><text:line-break/>In today’s healthcare landscape—hampered by physician shortages and demographic shifts—access to modern medical services is increasingly restricted. Long waiting times and delayed preventive measures expose patients to greater risks. While many digital health apps merely present abstract numbers, Juvantis transforms raw health data into an engaging, interactive experience.</text:span></text:p>
      <text:p text:style-name="Text_20_body"><text:span text:style-name="Strong_20_Emphasis"><text:span text:style-name="T2">Our Vision: Health-UX – The Digital Health Experience Platform</text:span></text:span><text:span text:style-name="T2"><text:line-break/>Imagine your health data morphing into a dynamic, interactive image—your very own Digital Health Twin. Our platform transforms vital parameters, lab values, and health progress into a living 3D avatar. With our Health-UX approach, we combine advanced data integration with intuitive visualizations and gamified features. This empowers users not only to monitor their health but to actively improve it and make informed decisions, while also enabling physicians and health coaches to communicate more effectively.</text:span></text:p>
      <text:p text:style-name="Text_20_body"><text:span text:style-name="Strong_20_Emphasis"><text:span text:style-name="T2">Key Differentiators</text:span></text:span></text:p>
      <text:list text:style-name="L1">
        <text:list-item>
          <text:p text:style-name="P3"><text:span text:style-name="Strong_20_Emphasis"><text:span text:style-name="T2">Digital Health Twin (DHT):</text:span></text:span><text:span text:style-name="T2"> A personalized 3D avatar generated in real time from patients’ medical data, offering an immediate and intuitive understanding of one’s health status.</text:span></text:p>
        </text:list-item>
        <text:list-item>
          <text:p text:style-name="P3"><text:span text:style-name="Strong_20_Emphasis"><text:span text:style-name="T2">Patient Empowerment:</text:span></text:span><text:span text:style-name="T2"> Users gain full control over their digital health records and receive clear, understandable, and actionable insights.</text:span></text:p>
        </text:list-item>
        <text:list-item>
          <text:p text:style-name="P3"><text:span text:style-name="Strong_20_Emphasis"><text:span text:style-name="T2">Interactive Preventive Management:</text:span></text:span><text:span text:style-name="T2"> Through gamification and personalized recommendations, Juvantis converts abstract data into tangible motivation to change health behaviors.</text:span></text:p>
        </text:list-item>
        <text:list-item>
          <text:p text:style-name="P3"><text:span text:style-name="Strong_20_Emphasis"><text:span text:style-name="T2">Data Sovereignty &amp; Security:</text:span></text:span><text:span text:style-name="T2"> Developed from the ground up with GDPR-compliant architecture, our platform ensures that patients’ data remain their own.</text:span></text:p>
        </text:list-item>
      </text:list>
      <text:p text:style-name="Text_20_body"><text:span text:style-name="Strong_20_Emphasis"><text:span text:style-name="T2">Investment Proposition</text:span></text:span><text:span text:style-name="T2"><text:line-break/>Juvantis is not just another health-tracking tool—it is a revolutionary digital health platform combining state-of-the-art visualization, interactive communication, and evidence-based health recommendations. Our solution positions us as the ‘missing link’ that transforms data into a personal health journey, attracting both consumer and B2B interest, thus offering solid long-term investment potential.</text:span></text:p>
      <text:p text:style-name="P4"/>
      <text:h text:style-name="P2" text:outline-level="2"><text:soft-page-break/></text:h>
      <text:h text:style-name="P2" text:outline-level="2">2. Value Proposition</text:h>
      <text:p text:style-name="Text_20_body"><text:span text:style-name="Strong_20_Emphasis"><text:span text:style-name="T2">Digital Health Twin (DHT)</text:span></text:span><text:span text:style-name="T2"><text:line-break/>At the core of Juvantis is the Digital Health Twin—a dynamic, interactive avatar that reflects the patient’s current health status based on vital signs, laboratory results, and additional medical parameters. Rather than overwhelming users with raw data, the DHT offers a visually engaging benchmark, which evolves as new data is integrated.</text:span></text:p>
      <text:p text:style-name="Text_20_body"><text:span text:style-name="Strong_20_Emphasis"><text:span text:style-name="T2">Digital Patient Record</text:span></text:span><text:span text:style-name="T2"><text:line-break/>Simultaneously, our platform serves as a secure digital repository for patients’ health records. By unifying lab reports, diagnoses, and treatment plans, patients can review and share their complete medical history efficiently.</text:span></text:p>
      <text:p text:style-name="Text_20_body"><text:span text:style-name="Strong_20_Emphasis"><text:span text:style-name="T2">Health Data Integration</text:span></text:span><text:span text:style-name="T2"><text:line-break/>Our system automatically aggregates data from diverse sources such as wearables, laboratory systems, and electronic medical records. This real-time integration ensures that the Digital Health Twin is continuously updated, providing users with accurate, context-driven insights.</text:span></text:p>
      <text:p text:style-name="Text_20_body"><text:span text:style-name="Strong_20_Emphasis"><text:span text:style-name="T2">Personalized Recommendations</text:span></text:span><text:span text:style-name="T2"><text:line-break/>Leveraging AI-based analytics, Juvantis generates personalized health recommendations and early warnings. This data-driven approach guides users in managing their medication, lifestyle, and preventive interventions.</text:span></text:p>
      <text:p text:style-name="Text_20_body"><text:span text:style-name="Strong_20_Emphasis"><text:span text:style-name="T2">Communication &amp; Collaboration</text:span></text:span><text:span text:style-name="T2"><text:line-break/>An integrated communication tool fosters seamless interaction between patients and healthcare providers. It supports scheduling, teleconsultations, and even remote monitoring, ensuring rapid response when intervention is needed.</text:span></text:p>
      <text:p text:style-name="Text_20_body"><text:span text:style-name="Strong_20_Emphasis"><text:span text:style-name="T2">Mobile Solution</text:span></text:span><text:span text:style-name="T2"><text:line-break/>Designed for both iOS and Android, our intuitive mobile app empowers users to access their complete health profile anytime, anywhere—delivering alerts, reminders, and direct contact to medical professionals.</text:span></text:p>
      <text:p text:style-name="P4"/>
      <text:h text:style-name="P2" text:outline-level="2"/>
      <text:p text:style-name="P5"/>
      <text:p text:style-name="P5"/>
      <text:p text:style-name="P5"/>
      <text:p text:style-name="P5"/>
      <text:p text:style-name="P5"/>
      <text:h text:style-name="P2" text:outline-level="2"><text:soft-page-break/>3. Target Segments</text:h>
      <text:p text:style-name="Text_20_body"><text:span text:style-name="Strong_20_Emphasis"><text:span text:style-name="T2">Primary Customer Groups</text:span></text:span></text:p>
      <text:list text:style-name="L2">
        <text:list-item>
          <text:p text:style-name="P6"><text:span text:style-name="Strong_20_Emphasis"><text:span text:style-name="T2">Health-Conscious Individuals:</text:span></text:span><text:span text:style-name="T2"> Users who proactively monitor their health, seek early warning signals, and desire a clear, visual understanding of their well-being.</text:span></text:p>
        </text:list-item>
        <text:list-item>
          <text:p text:style-name="P6"><text:span text:style-name="Strong_20_Emphasis"><text:span text:style-name="T2">Biohackers &amp; Longevity Enthusiasts:</text:span></text:span><text:span text:style-name="T2"> Tech-savvy individuals demanding detailed biomarker analyses and personalized interventions for self-optimization.</text:span></text:p>
        </text:list-item>
        <text:list-item>
          <text:p text:style-name="P6"><text:span text:style-name="Strong_20_Emphasis"><text:span text:style-name="T2">Chronic Patients:</text:span></text:span><text:span text:style-name="T2"> Individuals with conditions such as diabetes or hypertension who require continuous monitoring and support.</text:span></text:p>
        </text:list-item>
      </text:list>
      <text:p text:style-name="Text_20_body"><text:span text:style-name="Strong_20_Emphasis"><text:span text:style-name="T2">Secondary Customer Groups</text:span></text:span></text:p>
      <text:list text:style-name="L3">
        <text:list-item>
          <text:p text:style-name="P7"><text:span text:style-name="Strong_20_Emphasis"><text:span text:style-name="T2">Physicians &amp; Medical Practices (B2B):</text:span></text:span><text:span text:style-name="T2"> Clinics and MVZs that benefit from enhanced patient communication and efficient data visualization.</text:span></text:p>
        </text:list-item>
        <text:list-item>
          <text:p text:style-name="P7"><text:span text:style-name="Strong_20_Emphasis"><text:span text:style-name="T2">Private Health Insurers:</text:span></text:span><text:span text:style-name="T2"> Companies aiming to integrate digital health solutions into their prevention programs and reduce long-term treatment costs.</text:span></text:p>
        </text:list-item>
      </text:list>
      <text:p text:style-name="P4"/>
      <text:h text:style-name="P2" text:outline-level="2">4. Market Analysis &amp; Competition</text:h>
      <text:p text:style-name="Text_20_body"><text:span text:style-name="Strong_20_Emphasis"><text:span text:style-name="T2">Market Trends and Size</text:span></text:span><text:span text:style-name="T2"><text:line-break/>The digital health market is experiencing robust double-digit growth (16–20% annually, per Allied Market Research and Statista) due to increasing demand for preventive care and personalized medicine. Evolving technologies in telemedicine, wearables, and AI further drive this trend.</text:span></text:p>
      <text:p text:style-name="Text_20_body"><text:span text:style-name="Strong_20_Emphasis"><text:span text:style-name="T2">Competitive Landscape</text:span></text:span><text:span text:style-name="T2"><text:line-break/>While traditional health apps such as Aware and InsideTracker focus on static numerical displays, Juvantis differentiates itself with its interactive Digital Health Twin, gamification elements, and complete care continuum—from diagnosis to therapy booking. Competitors lack the emotional engagement and user empowerment that our Health-UX concept delivers.</text:span></text:p>
      <text:p text:style-name="Text_20_body"><text:span text:style-name="Strong_20_Emphasis"><text:span text:style-name="T2">SWOT Highlights</text:span></text:span></text:p>
      <text:list text:style-name="L4">
        <text:list-item>
          <text:p text:style-name="P8"><text:span text:style-name="Strong_20_Emphasis"><text:span text:style-name="T2">Strengths:</text:span></text:span><text:span text:style-name="T2"> Unique 3D visualization, comprehensive data integration, and robust GDPR-compliant security.</text:span></text:p>
        </text:list-item>
        <text:list-item>
          <text:p text:style-name="P8"><text:span text:style-name="Strong_20_Emphasis"><text:span text:style-name="T2">Weaknesses:</text:span></text:span><text:span text:style-name="T2"> Early-stage market presence and initial user data scarcity.</text:span></text:p>
        </text:list-item>
        <text:list-item>
          <text:p text:style-name="P8"><text:span text:style-name="Strong_20_Emphasis"><text:span text:style-name="T2">Opportunities:</text:span></text:span><text:span text:style-name="T2"> Growing market demand for personalized health solutions and potential B2B collaborations.</text:span></text:p>
        </text:list-item>
        <text:list-item>
          <text:p text:style-name="P8"><text:span text:style-name="Strong_20_Emphasis"><text:span text:style-name="T2">Threats:</text:span></text:span><text:span text:style-name="T2"> Regulatory challenges and competition from large, established digital health platforms.</text:span></text:p>
        </text:list-item>
      </text:list>
      <text:p text:style-name="P4"/>
      <text:h text:style-name="P2" text:outline-level="2"><text:soft-page-break/>5. Sales &amp; Marketing Strategy</text:h>
      <text:p text:style-name="Text_20_body"><text:span text:style-name="Strong_20_Emphasis"><text:span text:style-name="T2">Sales Channels</text:span></text:span></text:p>
      <text:list text:style-name="L5">
        <text:list-item>
          <text:p text:style-name="P9"><text:span text:style-name="Strong_20_Emphasis"><text:span text:style-name="T2">Direct-to-Consumer (B2C):</text:span></text:span><text:span text:style-name="T2"> Launch via mobile app stores and the website using a Freemium model, with in-app purchases and premium subscriptions.</text:span></text:p>
        </text:list-item>
        <text:list-item>
          <text:p text:style-name="P9"><text:span text:style-name="Strong_20_Emphasis"><text:span text:style-name="T2">B2B Partnerships:</text:span></text:span><text:span text:style-name="T2"> Collaborate with physician networks, clinics, and insurance companies to integrate Juvantis into patient care and corporate wellness programs.</text:span></text:p>
        </text:list-item>
      </text:list>
      <text:p text:style-name="Text_20_body"><text:span text:style-name="Strong_20_Emphasis"><text:span text:style-name="T2">Marketing Initiatives</text:span></text:span></text:p>
      <text:list text:style-name="L6">
        <text:list-item>
          <text:p text:style-name="P10"><text:span text:style-name="Strong_20_Emphasis"><text:span text:style-name="T2">Digital Campaigns:</text:span></text:span><text:span text:style-name="T2"> Content marketing, social media presence (Instagram, LinkedIn, TikTok, YouTube), and influencer collaborations.</text:span></text:p>
        </text:list-item>
        <text:list-item>
          <text:p text:style-name="P10"><text:span text:style-name="Strong_20_Emphasis"><text:span text:style-name="T2">Offline &amp; Events:</text:span></text:span><text:span text:style-name="T2"> Participation in digital health conferences, local seminars, and establishing pop-up events to showcase the platform.</text:span></text:p>
        </text:list-item>
        <text:list-item>
          <text:p text:style-name="P10"><text:span text:style-name="Strong_20_Emphasis"><text:span text:style-name="T2">Public Relations:</text:span></text:span><text:span text:style-name="T2"> Publish articles in health and tech journals to highlight the innovative “Health-UX” concept and the breakthrough of the Digital Health Twin.</text:span></text:p>
        </text:list-item>
      </text:list>
      <text:p text:style-name="Text_20_body"><text:span text:style-name="Strong_20_Emphasis"><text:span text:style-name="T2">Customer Relationship Management</text:span></text:span></text:p>
      <text:list text:style-name="L7">
        <text:list-item>
          <text:p text:style-name="P11"><text:span text:style-name="Strong_20_Emphasis"><text:span text:style-name="T2">Community Building:</text:span></text:span><text:span text:style-name="T2"> Foster an online health community where users share experiences, challenges, and success stories.</text:span></text:p>
        </text:list-item>
        <text:list-item>
          <text:p text:style-name="P11"><text:span text:style-name="Strong_20_Emphasis"><text:span text:style-name="T2">Personalized Engagement:</text:span></text:span><text:span text:style-name="T2"> Use CRM tools for automated follow-ups, segmented communications, and direct support through telemedicine features.</text:span></text:p>
        </text:list-item>
        <text:list-item>
          <text:p text:style-name="P11"><text:span text:style-name="Strong_20_Emphasis"><text:span text:style-name="T2">Premium Customer Support:</text:span></text:span><text:span text:style-name="T2"> Offer one-on-one coaching and early-access programs for premium users.</text:span></text:p>
        </text:list-item>
      </text:list>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 text:outline-level="2"><text:soft-page-break/>6. Business Model &amp; Revenue Streams</text:h>
      <text:p text:style-name="Text_20_body"><text:span text:style-name="Strong_20_Emphasis"><text:span text:style-name="T2">Pricing Strategy</text:span></text:span></text:p>
      <text:list text:style-name="L8">
        <text:list-item>
          <text:p text:style-name="P12"><text:span text:style-name="Strong_20_Emphasis"><text:span text:style-name="T2">Freemium Model (Base Version):</text:span></text:span></text:p>
          <text:list>
            <text:list-item>
              <text:p text:style-name="P13">A free basic app providing essential features, encouraging rapid user acquisition.</text:p>
            </text:list-item>
            <text:list-item>
              <text:p text:style-name="P13">Key metrics: conversion rates from 5–10% for upgrades.</text:p>
            </text:list-item>
          </text:list>
        </text:list-item>
        <text:list-item>
          <text:p text:style-name="P12"><text:span text:style-name="Strong_20_Emphasis"><text:span text:style-name="T2">Premium Subscription:</text:span></text:span></text:p>
          <text:list>
            <text:list-item>
              <text:p text:style-name="P13">A monthly fee of approximately €14.99 or an annual fee of €149.99 unlocking advanced features, detailed lab interpretations, and enhanced avatar visualizations.</text:p>
            </text:list-item>
          </text:list>
        </text:list-item>
        <text:list-item>
          <text:p text:style-name="P12"><text:span text:style-name="Strong_20_Emphasis"><text:span text:style-name="T2">Modular Pay-Per-Use Services:</text:span></text:span></text:p>
          <text:list>
            <text:list-item>
              <text:p text:style-name="P13">Transaction fees on lab tests and infusion bookings.</text:p>
            </text:list-item>
          </text:list>
        </text:list-item>
        <text:list-item>
          <text:p text:style-name="P12"><text:span text:style-name="Strong_20_Emphasis"><text:span text:style-name="T2">Telemedicine &amp; Value-Added Packages (Future Expansion):</text:span></text:span></text:p>
          <text:list>
            <text:list-item>
              <text:p text:style-name="P13">Revenue from video consultations and combined diagnostic packages.</text:p>
            </text:list-item>
          </text:list>
        </text:list-item>
      </text:list>
      <text:p text:style-name="Text_20_body"><text:span text:style-name="Strong_20_Emphasis"><text:span text:style-name="T2">Revenue Streams</text:span></text:span></text:p>
      <text:list text:style-name="L9">
        <text:list-item>
          <text:p text:style-name="P14"><text:span text:style-name="Strong_20_Emphasis"><text:span text:style-name="T2">B2C Revenue:</text:span></text:span><text:span text:style-name="T2"> Recurring subscriptions, pay-per-use fees, and in-app microtransactions.</text:span></text:p>
        </text:list-item>
        <text:list-item>
          <text:p text:style-name="P14"><text:span text:style-name="Strong_20_Emphasis"><text:span text:style-name="T2">B2B Revenue:</text:span></text:span><text:span text:style-name="T2"> Licensing fees for practices, white-label solutions for clinics, and data monetization through anonymized health datasets.</text:span></text:p>
        </text:list-item>
      </text:list>
      <text:p text:style-name="Text_20_body"><text:span text:style-name="Strong_20_Emphasis"><text:span text:style-name="T2">Investor Relevance</text:span></text:span><text:span text:style-name="T2"><text:line-break/>The scalable model, multiple revenue streams, and solid market demand underpin a robust financial foundation, offering investors clarity on unit economics and long-term profitability.</text:span></text:p>
      <text:p text:style-name="P4"/>
      <text:h text:style-name="P2" text:outline-level="2"/>
      <text:p text:style-name="P5"/>
      <text:p text:style-name="P5"/>
      <text:p text:style-name="P5"/>
      <text:p text:style-name="P5"/>
      <text:p text:style-name="P5"/>
      <text:p text:style-name="P5"/>
      <text:p text:style-name="P5"/>
      <text:h text:style-name="P2" text:outline-level="2"><text:soft-page-break/>7. Organization &amp; Key Activities</text:h>
      <text:p text:style-name="Text_20_body"><text:span text:style-name="Strong_20_Emphasis"><text:span text:style-name="T2">Operational Workflow</text:span></text:span></text:p>
      <text:list text:style-name="L10">
        <text:list-item>
          <text:p text:style-name="P15"><text:span text:style-name="Strong_20_Emphasis"><text:span text:style-name="T2">Onboarding &amp; Data Collection:</text:span></text:span><text:span text:style-name="T2"> Users register, provide essential health data, and create their first Digital Health Twin.</text:span></text:p>
        </text:list-item>
        <text:list-item>
          <text:p text:style-name="P15"><text:span text:style-name="Strong_20_Emphasis"><text:span text:style-name="T2">Data Integration &amp; Laboratory Processes:</text:span></text:span><text:span text:style-name="T2"> Automated ingestion of lab and vital data from partner systems.</text:span></text:p>
        </text:list-item>
        <text:list-item>
          <text:p text:style-name="P15"><text:span text:style-name="Strong_20_Emphasis"><text:span text:style-name="T2">Analysis &amp; Recommendation Engine:</text:span></text:span><text:span text:style-name="T2"> Utilizing AI for risk assessment and personalized health suggestions.</text:span></text:p>
        </text:list-item>
        <text:list-item>
          <text:p text:style-name="P15"><text:span text:style-name="Strong_20_Emphasis"><text:span text:style-name="T2">Therapeutic Implementation:</text:span></text:span><text:span text:style-name="T2"> Booking of infusion therapies and telemedicine consultations via the platform.</text:span></text:p>
        </text:list-item>
        <text:list-item>
          <text:p text:style-name="P15"><text:span text:style-name="Strong_20_Emphasis"><text:span text:style-name="T2">Continuous Monitoring &amp; Gamification:</text:span></text:span><text:span text:style-name="T2"> Regular user engagement through updates, challenges, and feedback loops.</text:span></text:p>
        </text:list-item>
      </text:list>
      <text:p text:style-name="Text_20_body"><text:span text:style-name="Strong_20_Emphasis"><text:span text:style-name="T2">Core Processes &amp; Value Chain</text:span></text:span></text:p>
      <text:list text:style-name="L11">
        <text:list-item>
          <text:p text:style-name="P16"><text:span text:style-name="Strong_20_Emphasis"><text:span text:style-name="T2">Data Acquisition:</text:span></text:span><text:span text:style-name="T2"> Collaborate with laboratories, wearables, and telemedicine systems.</text:span></text:p>
        </text:list-item>
        <text:list-item>
          <text:p text:style-name="P16"><text:span text:style-name="Strong_20_Emphasis"><text:span text:style-name="T2">Data Management:</text:span></text:span><text:span text:style-name="T2"> Secure data storage in a cloud-based, GDPR-compliant infrastructure with regular quality checks.</text:span></text:p>
        </text:list-item>
        <text:list-item>
          <text:p text:style-name="P16"><text:span text:style-name="Strong_20_Emphasis"><text:span text:style-name="T2">Product Development:</text:span></text:span><text:span text:style-name="T2"> Agile software, UX/UI, and continuous improvement of the Digital Health Twin.</text:span></text:p>
        </text:list-item>
        <text:list-item>
          <text:p text:style-name="P16"><text:span text:style-name="Strong_20_Emphasis"><text:span text:style-name="T2">Service Delivery:</text:span></text:span><text:span text:style-name="T2"> Integration of telemedicine, infusion booking, and personalized coaching.</text:span></text:p>
        </text:list-item>
        <text:list-item>
          <text:p text:style-name="P16"><text:span text:style-name="Strong_20_Emphasis"><text:span text:style-name="T2">Customer Relationship Management:</text:span></text:span><text:span text:style-name="T2"> Dedicated CRM processes to ensure ongoing user engagement and support.</text:span></text:p>
        </text:list-item>
      </text:list>
      <text:p text:style-name="Text_20_body"><text:span text:style-name="Strong_20_Emphasis"><text:span text:style-name="T2">Location &amp; Legal Structure</text:span></text:span></text:p>
      <text:list text:style-name="L12">
        <text:list-item>
          <text:p text:style-name="P17"><text:span text:style-name="Strong_20_Emphasis"><text:span text:style-name="T2">Headquarters:</text:span></text:span><text:span text:style-name="T2"> Frankfurt metropolitan area for access to top IT talent and a thriving digital health ecosystem.</text:span></text:p>
        </text:list-item>
        <text:list-item>
          <text:p text:style-name="P17"><text:span text:style-name="Strong_20_Emphasis"><text:span text:style-name="T2">Legal Form:</text:span></text:span><text:span text:style-name="T2"> Formation of a GmbH serving as the parent company for a Medical Care Center (MVZ) with potential holding structures for international expansion.</text:span></text:p>
        </text:list-item>
      </text:list>
      <text:p text:style-name="P4"/>
      <text:p text:style-name="P5"/>
      <text:p text:style-name="P5"/>
      <text:p text:style-name="P5"/>
      <text:p text:style-name="P5"/>
      <text:p text:style-name="P5"/>
      <text:p text:style-name="P5"/>
      <text:h text:style-name="P2" text:outline-level="2"><text:soft-page-break/>8. Resources &amp; Partners</text:h>
      <text:p text:style-name="Text_20_body"><text:span text:style-name="Strong_20_Emphasis"><text:span text:style-name="T2">Key Resources</text:span></text:span></text:p>
      <text:list text:style-name="L13">
        <text:list-item>
          <text:p text:style-name="P18"><text:span text:style-name="Strong_20_Emphasis"><text:span text:style-name="T2">Human Capital:</text:span></text:span></text:p>
          <text:list>
            <text:list-item>
              <text:p text:style-name="P19">Medical experts for clinical validation.</text:p>
            </text:list-item>
            <text:list-item>
              <text:p text:style-name="P19">IT specialists (software developers, data scientists, UX/UI designers).</text:p>
            </text:list-item>
            <text:list-item>
              <text:p text:style-name="P19">Legal and compliance professionals ensuring GDPR adherence.</text:p>
            </text:list-item>
          </text:list>
        </text:list-item>
        <text:list-item>
          <text:p text:style-name="P18"><text:span text:style-name="Strong_20_Emphasis"><text:span text:style-name="T2">Technology &amp; Infrastructure:</text:span></text:span></text:p>
          <text:list>
            <text:list-item>
              <text:p text:style-name="P19">A dedicated Data Lake and secure cloud servers provided by Innoplexus/Amrit.</text:p>
            </text:list-item>
            <text:list-item>
              <text:p text:style-name="P19">Proprietary development of the Digital Health Twin using open-source 3D frameworks.</text:p>
            </text:list-item>
          </text:list>
        </text:list-item>
        <text:list-item>
          <text:p text:style-name="P18"><text:span text:style-name="Strong_20_Emphasis"><text:span text:style-name="T2">Intellectual Property:</text:span></text:span></text:p>
          <text:list>
            <text:list-item>
              <text:p text:style-name="P19">Ownership of the “Juvantis” brand and the unique Digital Health Twin concept.</text:p>
            </text:list-item>
          </text:list>
        </text:list-item>
      </text:list>
      <text:p text:style-name="Text_20_body"><text:span text:style-name="Strong_20_Emphasis"><text:span text:style-name="T2">Strategic Partnerships</text:span></text:span></text:p>
      <text:list text:style-name="L14">
        <text:list-item>
          <text:p text:style-name="P20"><text:span text:style-name="Strong_20_Emphasis"><text:span text:style-name="T2">Innoplexus AG:</text:span></text:span></text:p>
          <text:list>
            <text:list-item>
              <text:p text:style-name="P21">Provides the core data integration infrastructure and advanced analytics (including OntoSight).</text:p>
            </text:list-item>
          </text:list>
        </text:list-item>
        <text:list-item>
          <text:p text:style-name="P20"><text:span text:style-name="Strong_20_Emphasis"><text:span text:style-name="T2">Amrit AG:</text:span></text:span></text:p>
          <text:list>
            <text:list-item>
              <text:p text:style-name="P21">Assists in blockchain-based data security and monetization of anonymized health data.</text:p>
            </text:list-item>
          </text:list>
        </text:list-item>
        <text:list-item>
          <text:p text:style-name="P20"><text:span text:style-name="Strong_20_Emphasis"><text:span text:style-name="T2">Partner Clinics &amp; Laboratories:</text:span></text:span></text:p>
          <text:list>
            <text:list-item>
              <text:p text:style-name="P21">In partnership with GP Medical Center Westend, these institutions supply real-world data and facilitate pilot testing.</text:p>
            </text:list-item>
          </text:list>
        </text:list-item>
        <text:list-item>
          <text:p text:style-name="P20"><text:span text:style-name="Strong_20_Emphasis"><text:span text:style-name="T2">Potential Collaborations:</text:span></text:span></text:p>
          <text:list>
            <text:list-item>
              <text:p text:style-name="P21">Future LOIs with health insurers, white-label opportunities with clinics, and strategic alliances with wearable manufacturers.</text:p>
            </text:list-item>
          </text:list>
        </text:list-item>
      </text:list>
      <text:p text:style-name="Text_20_body"><text:span text:style-name="Strong_20_Emphasis"><text:span text:style-name="T2">Outsourcing Strategy</text:span></text:span></text:p>
      <text:list text:style-name="L15">
        <text:list-item>
          <text:p text:style-name="P22">Core data processing and AI analysis functions are outsourced to trusted partners under strict AVVs.</text:p>
        </text:list-item>
        <text:list-item>
          <text:p text:style-name="P22">Flexible collaboration with freelancers and agencies in areas like 3D modeling ensures cost efficiency while maintaining high quality.</text:p>
        </text:list-item>
      </text:list>
      <text:p text:style-name="P4"/>
      <text:h text:style-name="P2" text:outline-level="2"><text:soft-page-break/>9. Founders Profile</text:h>
      <text:p text:style-name="Text_20_body"><text:span text:style-name="Strong_20_Emphasis"><text:span text:style-name="T2">Dr. med. Siegbert Stracke, MBA</text:span></text:span></text:p>
      <text:list text:style-name="L16">
        <text:list-item>
          <text:p text:style-name="P23"><text:span text:style-name="Strong_20_Emphasis"><text:span text:style-name="T2">Qualifications:</text:span></text:span></text:p>
          <text:list>
            <text:list-item>
              <text:p text:style-name="P24">Specialist in Internal Medicine and Emergency Medicine.</text:p>
            </text:list-item>
            <text:list-item>
              <text:p text:style-name="P24">Experienced health economist and Executive MBA in Health Care Management.</text:p>
            </text:list-item>
          </text:list>
        </text:list-item>
        <text:list-item>
          <text:p text:style-name="P23"><text:span text:style-name="Strong_20_Emphasis"><text:span text:style-name="T2">Experience:</text:span></text:span></text:p>
          <text:list>
            <text:list-item>
              <text:p text:style-name="P24">Extensive clinical and managerial background, including leadership at Sanexio GmbH &amp; Co. KG and operation of his own medical practice (GP Medical Center Westend/Alte Oper).</text:p>
            </text:list-item>
            <text:list-item>
              <text:p text:style-name="P24">Proven track record in digital health, medical controlling, and full-stack development of e-health applications.</text:p>
            </text:list-item>
          </text:list>
        </text:list-item>
        <text:list-item>
          <text:p text:style-name="P23"><text:span text:style-name="Strong_20_Emphasis"><text:span text:style-name="T2">Additional Credentials:</text:span></text:span></text:p>
          <text:list>
            <text:list-item>
              <text:p text:style-name="P24">Numerous advisory roles in preventive health projects and private equity advisory for healthcare start-ups.</text:p>
            </text:list-item>
          </text:list>
        </text:list-item>
        <text:list-item>
          <text:p text:style-name="P23"><text:span text:style-name="Strong_20_Emphasis"><text:span text:style-name="T2">Supporting Documents:</text:span></text:span></text:p>
          <text:list>
            <text:list-item>
              <text:p text:style-name="P24">Detailed CVs and references are included in the appendices (files: 170729_CV_Stracke.pdf, 181212_CV_Stracke.pdf, 210121_CV_Stracke.pdf, 230730_CV_Stracke.pdf).</text:p>
            </text:list-item>
          </text:list>
        </text:list-item>
      </text:list>
      <text:p text:style-name="P4"/>
      <text:p text:style-name="P5"/>
      <text:p text:style-name="P5"/>
      <text:p text:style-name="P5"/>
      <text:p text:style-name="P5"/>
      <text:p text:style-name="P5"/>
      <text:p text:style-name="P5"/>
      <text:p text:style-name="P5"/>
      <text:p text:style-name="P5"/>
      <text:p text:style-name="P5"/>
      <text:p text:style-name="P5"/>
      <text:h text:style-name="P2" text:outline-level="2"><text:soft-page-break/>10. Financial Planning</text:h>
      <text:h text:style-name="P25" text:outline-level="3">10.1 Investment Plan &amp; Funding Stages</text:h>
      <text:h text:style-name="Heading_20_4" text:outline-level="4"><text:span text:style-name="Strong_20_Emphasis"><text:span text:style-name="T2">Stage 1 – Year 1 (MVP – €50,000 Development + up to €20,000 Marketing)</text:span></text:span></text:h>
      <text:list text:style-name="L17">
        <text:list-item>
          <text:p text:style-name="P26"><text:span text:style-name="Strong_20_Emphasis"><text:span text:style-name="T2">Objective:</text:span></text:span><text:span text:style-name="T2"><text:line-break/>Develop a minimal viable product (MVP) featuring essential functions such as a basic Digital Health Twin (with a simple 3D avatar), digital patient records, fundamental real-time data integration, and a basic communication channel via mobile and web apps.</text:span></text:p>
        </text:list-item>
        <text:list-item>
          <text:p text:style-name="P26"><text:span text:style-name="Strong_20_Emphasis"><text:span text:style-name="T2">Costs:</text:span></text:span></text:p>
          <text:list>
            <text:list-item>
              <text:p text:style-name="P26"><text:span text:style-name="Strong_20_Emphasis"><text:span text:style-name="T2">Development:</text:span></text:span><text:span text:style-name="T2"> €50,000 (using open-source frameworks, minimal asset purchases, and a small development team)</text:span></text:p>
            </text:list-item>
            <text:list-item>
              <text:p text:style-name="P26"><text:span text:style-name="Strong_20_Emphasis"><text:span text:style-name="T2">Marketing:</text:span></text:span><text:span text:style-name="T2"> up to €20,000 (primarily for beta testing, brand awareness, and user feedback acquisition)</text:span></text:p>
            </text:list-item>
          </text:list>
        </text:list-item>
        <text:list-item>
          <text:p text:style-name="P26"><text:span text:style-name="Strong_20_Emphasis"><text:span text:style-name="T2">Financing:</text:span></text:span></text:p>
          <text:list>
            <text:list-item>
              <text:p text:style-name="P27">Entirely bootstrapped using founders’ own capital.</text:p>
            </text:list-item>
          </text:list>
        </text:list-item>
        <text:list-item>
          <text:p text:style-name="P26"><text:span text:style-name="Strong_20_Emphasis"><text:span text:style-name="T2">Key Milestones:</text:span></text:span></text:p>
          <text:list>
            <text:list-item>
              <text:p text:style-name="P27">MVP launch within 4–6 months and iterative improvement through continuous user feedback.</text:p>
            </text:list-item>
          </text:list>
        </text:list-item>
      </text:list>
      <text:h text:style-name="Heading_20_4" text:outline-level="4"><text:span text:style-name="Strong_20_Emphasis"><text:span text:style-name="T2">Stage 2 – Year 2 (Expansion – €150,000–€200,000)</text:span></text:span></text:h>
      <text:list text:style-name="L18">
        <text:list-item>
          <text:p text:style-name="P28"><text:span text:style-name="Strong_20_Emphasis"><text:span text:style-name="T2">Objective:</text:span></text:span><text:span text:style-name="T2"><text:line-break/>Expand the product with additional features such as enhanced 3D avatar animations, initial telemedicine integration, basic gamification elements, and improved patient records. Increase the development team and scale marketing efforts to secure initial B2B pilots.</text:span></text:p>
        </text:list-item>
        <text:list-item>
          <text:p text:style-name="P28"><text:span text:style-name="Strong_20_Emphasis"><text:span text:style-name="T2">Costs:</text:span></text:span></text:p>
          <text:list>
            <text:list-item>
              <text:p text:style-name="P28"><text:span text:style-name="Strong_20_Emphasis"><text:span text:style-name="T2">Development &amp; Team Expansion:</text:span></text:span><text:span text:style-name="T2"> €100,000–€150,000</text:span></text:p>
            </text:list-item>
            <text:list-item>
              <text:p text:style-name="P28"><text:span text:style-name="Strong_20_Emphasis"><text:span text:style-name="T2">Marketing &amp; Sales:</text:span></text:span><text:span text:style-name="T2"> Approximately €50,000</text:span></text:p>
            </text:list-item>
          </text:list>
        </text:list-item>
        <text:list-item>
          <text:p text:style-name="P28"><text:span text:style-name="Strong_20_Emphasis"><text:span text:style-name="T2">Financing:</text:span></text:span></text:p>
          <text:list>
            <text:list-item>
              <text:p text:style-name="P29">Mix of bootstrapping, reinvested MVP revenues, and early-stage external investments (Angel investors, government grants).</text:p>
            </text:list-item>
          </text:list>
        </text:list-item>
        <text:list-item>
          <text:p text:style-name="P28"><text:span text:style-name="Strong_20_Emphasis"><text:span text:style-name="T2">Key Milestones:</text:span></text:span></text:p>
          <text:list>
            <text:list-item>
              <text:p text:style-name="P29">Launch of an enhanced product version, successful B2B pilot projects, and improved conversion from free to premium users.</text:p>
            </text:list-item>
          </text:list>
        </text:list-item>
      </text:list>
      <text:h text:style-name="Heading_20_4" text:outline-level="4"><text:soft-page-break/><text:span text:style-name="Strong_20_Emphasis"><text:span text:style-name="T2">Stage 3 – Year 3 (Scaling – €400,000–€600,000)</text:span></text:span></text:h>
      <text:list text:style-name="L19">
        <text:list-item>
          <text:p text:style-name="P30"><text:span text:style-name="Strong_20_Emphasis"><text:span text:style-name="T2">Objective:</text:span></text:span><text:span text:style-name="T2"><text:line-break/>Fully scale the platform by integrating advanced features—comprehensive telemedicine, an advanced AI-powered, highly personalized 3D Digital Health Twin, and extensive gamification. Increase marketing reach and form strategic B2B partnerships.</text:span></text:p>
        </text:list-item>
        <text:list-item>
          <text:p text:style-name="P30"><text:span text:style-name="Strong_20_Emphasis"><text:span text:style-name="T2">Costs:</text:span></text:span></text:p>
          <text:list>
            <text:list-item>
              <text:p text:style-name="P30"><text:span text:style-name="Strong_20_Emphasis"><text:span text:style-name="T2">Development &amp; Scaling:</text:span></text:span><text:span text:style-name="T2"> €200,000–€300,000</text:span></text:p>
            </text:list-item>
            <text:list-item>
              <text:p text:style-name="P30"><text:span text:style-name="Strong_20_Emphasis"><text:span text:style-name="T2">Marketing &amp; Infrastructure:</text:span></text:span><text:span text:style-name="T2"> €100,000–€200,000</text:span></text:p>
            </text:list-item>
            <text:list-item>
              <text:p text:style-name="P30"><text:span text:style-name="Strong_20_Emphasis"><text:span text:style-name="T2">Additional Operational Costs:</text:span></text:span><text:span text:style-name="T2"> €50,000–€100,000</text:span></text:p>
            </text:list-item>
          </text:list>
        </text:list-item>
        <text:list-item>
          <text:p text:style-name="P30"><text:span text:style-name="Strong_20_Emphasis"><text:span text:style-name="T2">Financing:</text:span></text:span></text:p>
          <text:list>
            <text:list-item>
              <text:p text:style-name="P31">Secured through Series A funding from venture capital firms and strategic partners.</text:p>
            </text:list-item>
          </text:list>
        </text:list-item>
        <text:list-item>
          <text:p text:style-name="P30"><text:span text:style-name="Strong_20_Emphasis"><text:span text:style-name="T2">Key Milestones:</text:span></text:span></text:p>
          <text:list>
            <text:list-item>
              <text:p text:style-name="P31">Achieve break-even or profitability, nationwide market penetration, and strong B2B licensing revenue.</text:p>
            </text:list-item>
          </text:list>
        </text:list-item>
      </text:list>
      <text:h text:style-name="Heading_20_4" text:outline-level="4"><text:span text:style-name="Strong_20_Emphasis"><text:span text:style-name="T2">Stage 4 – Year 4 and Beyond (International Expansion &amp; High-End Features)</text:span></text:span></text:h>
      <text:list text:style-name="L20">
        <text:list-item>
          <text:p text:style-name="P32"><text:span text:style-name="Strong_20_Emphasis"><text:span text:style-name="T2">Objective:</text:span></text:span><text:span text:style-name="T2"><text:line-break/>Expand internationally and develop high-end functionalities such as advanced predictive analytics, genetic integrations, and full wearable integration.</text:span></text:p>
        </text:list-item>
        <text:list-item>
          <text:p text:style-name="P32"><text:span text:style-name="Strong_20_Emphasis"><text:span text:style-name="T2">Costs:</text:span></text:span></text:p>
          <text:list>
            <text:list-item>
              <text:p text:style-name="P32"><text:span text:style-name="Strong_20_Emphasis"><text:span text:style-name="T2">Expansion &amp; Advanced Development:</text:span></text:span><text:span text:style-name="T2"> Typically &gt;€1 million, scaling with market reach and technological enhancements.</text:span></text:p>
            </text:list-item>
          </text:list>
        </text:list-item>
        <text:list-item>
          <text:p text:style-name="P32"><text:span text:style-name="Strong_20_Emphasis"><text:span text:style-name="T2">Financing:</text:span></text:span></text:p>
          <text:list>
            <text:list-item>
              <text:p text:style-name="P33">Larger Series B/C rounds and strategic partnerships with global healthcare companies.</text:p>
            </text:list-item>
          </text:list>
        </text:list-item>
        <text:list-item>
          <text:p text:style-name="P32"><text:span text:style-name="Strong_20_Emphasis"><text:span text:style-name="T2">Key Milestones:</text:span></text:span></text:p>
          <text:list>
            <text:list-item>
              <text:p text:style-name="P33">Successful entry into new international markets, significant revenue growth, and potential for a high-value exit or IPO.</text:p>
            </text:list-item>
          </text:list>
        </text:list-item>
      </text:list>
      <text:p text:style-name="P5"/>
      <text:p text:style-name="P5"/>
      <text:p text:style-name="P5"/>
      <text:p text:style-name="P5"/>
      <text:p text:style-name="P5"/>
      <text:p text:style-name="P5"/>
      <text:h text:style-name="P25" text:outline-level="3"><text:soft-page-break/>10.2 Revenue &amp; Cost Projections</text:h>
      <text:p text:style-name="P5">A summary overview of the projected financials by stage is provided below:</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Table_20_Heading"><text:span text:style-name="Strong_20_Emphasis"><text:span text:style-name="T2">Stage / Year</text:span></text:span></text:p>
            </table:table-cell>
            <table:table-cell table:style-name="Tabelle1.A1" office:value-type="string">
              <text:p text:style-name="Table_20_Heading"><text:span text:style-name="Strong_20_Emphasis"><text:span text:style-name="T2">Total Budget</text:span></text:span></text:p>
            </table:table-cell>
            <table:table-cell table:style-name="Tabelle1.A1" office:value-type="string">
              <text:p text:style-name="Table_20_Heading"><text:span text:style-name="Strong_20_Emphasis"><text:span text:style-name="T2">Key Revenue Streams</text:span></text:span></text:p>
            </table:table-cell>
            <table:table-cell table:style-name="Tabelle1.A1" office:value-type="string">
              <text:p text:style-name="Table_20_Heading"><text:span text:style-name="Strong_20_Emphasis"><text:span text:style-name="T2">Expected Milestones</text:span></text:span></text:p>
            </table:table-cell>
          </table:table-row>
        </table:table-header-rows>
        <table:table-row>
          <table:table-cell table:style-name="Tabelle1.A1" office:value-type="string">
            <text:p text:style-name="Table_20_Contents"><text:span text:style-name="Strong_20_Emphasis"><text:span text:style-name="T2">Stage 1 – Year 1</text:span></text:span></text:p>
          </table:table-cell>
          <table:table-cell table:style-name="Tabelle1.A1" office:value-type="string">
            <text:p text:style-name="P34">€50,000 (Development) <text:line-break/>+ up to €20,000 (Marketing)</text:p>
          </table:table-cell>
          <table:table-cell table:style-name="Tabelle1.A1" office:value-type="string">
            <text:p text:style-name="P34">Freemium user acquisition; initial beta tests; user feedback</text:p>
          </table:table-cell>
          <table:table-cell table:style-name="Tabelle1.A1" office:value-type="string">
            <text:p text:style-name="P34">MVP launch; early user validation; iterative improvement</text:p>
          </table:table-cell>
        </table:table-row>
        <table:table-row>
          <table:table-cell table:style-name="Tabelle1.A1" office:value-type="string">
            <text:p text:style-name="Table_20_Contents"><text:span text:style-name="Strong_20_Emphasis"><text:span text:style-name="T2">Stage 2 – Year 2</text:span></text:span></text:p>
          </table:table-cell>
          <table:table-cell table:style-name="Tabelle1.A1" office:value-type="string">
            <text:p text:style-name="P34">€150,000–€200,000</text:p>
          </table:table-cell>
          <table:table-cell table:style-name="Tabelle1.A1" office:value-type="string">
            <text:p text:style-name="P34">Premium subscriptions; initial B2B pilot revenue; pay-per-use for lab tests</text:p>
          </table:table-cell>
          <table:table-cell table:style-name="Tabelle1.A1" office:value-type="string">
            <text:p text:style-name="P34">Expanded product with telemedicine features; increased conversion</text:p>
          </table:table-cell>
        </table:table-row>
        <table:table-row>
          <table:table-cell table:style-name="Tabelle1.A1" office:value-type="string">
            <text:p text:style-name="Table_20_Contents"><text:span text:style-name="Strong_20_Emphasis"><text:span text:style-name="T2">Stage 3 – Year 3</text:span></text:span></text:p>
          </table:table-cell>
          <table:table-cell table:style-name="Tabelle1.A1" office:value-type="string">
            <text:p text:style-name="P34">€400,000–€600,000</text:p>
          </table:table-cell>
          <table:table-cell table:style-name="Tabelle1.A1" office:value-type="string">
            <text:p text:style-name="P34">High volume premium subscriptions; large-scale B2B licensing; data monetization</text:p>
          </table:table-cell>
          <table:table-cell table:style-name="Tabelle1.A1" office:value-type="string">
            <text:p text:style-name="P34">Nationwide penetration; break-even or profit; strategic partnerships</text:p>
          </table:table-cell>
        </table:table-row>
        <table:table-row>
          <table:table-cell table:style-name="Tabelle1.A1" office:value-type="string">
            <text:p text:style-name="Table_20_Contents"><text:span text:style-name="Strong_20_Emphasis"><text:span text:style-name="T2">Stage 4 – Year 4+</text:span></text:span></text:p>
          </table:table-cell>
          <table:table-cell table:style-name="Tabelle1.A1" office:value-type="string">
            <text:p text:style-name="P34">&gt; €1 million</text:p>
          </table:table-cell>
          <table:table-cell table:style-name="Tabelle1.A1" office:value-type="string">
            <text:p text:style-name="P34">International scaling; advanced features; partnerships with global pharma/insurers</text:p>
          </table:table-cell>
          <table:table-cell table:style-name="Tabelle1.A1" office:value-type="string">
            <text:p text:style-name="P34">Global market entry; significant revenue growth; strong scalability</text:p>
          </table:table-cell>
        </table:table-row>
      </table:table>
      <text:h text:style-name="P25" text:outline-level="3">10.3 Liquidity &amp; Capital Requirements</text:h>
      <text:list text:style-name="L21">
        <text:list-item>
          <text:p text:style-name="P35"><text:span text:style-name="Strong_20_Emphasis"><text:span text:style-name="T2">Stage 1:</text:span></text:span><text:span text:style-name="T2"> Fully self-financed via bootstrapping.</text:span></text:p>
        </text:list-item>
        <text:list-item>
          <text:p text:style-name="P35"><text:span text:style-name="Strong_20_Emphasis"><text:span text:style-name="T2">Stage 2:</text:span></text:span><text:span text:style-name="T2"> Additional €150,000–€200,000 via a mix of bootstrapping and early-stage external investors.</text:span></text:p>
        </text:list-item>
        <text:list-item>
          <text:p text:style-name="P35"><text:span text:style-name="Strong_20_Emphasis"><text:span text:style-name="T2">Stage 3:</text:span></text:span><text:span text:style-name="T2"> Series A raising of €400,000–€600,000 to support large-scale development and market expansion.</text:span></text:p>
        </text:list-item>
        <text:list-item>
          <text:p text:style-name="P35"><text:span text:style-name="Strong_20_Emphasis"><text:span text:style-name="T2">Stage 4:</text:span></text:span><text:span text:style-name="T2"> Series B/C funding expected as per international expansion and advanced technology requirements.</text:span></text:p>
        </text:list-item>
      </text:list>
      <text:p text:style-name="P4"/>
      <text:p text:style-name="P5"/>
      <text:p text:style-name="P5"/>
      <text:p text:style-name="P5"/>
      <text:p text:style-name="P5"/>
      <text:p text:style-name="P5"/>
      <text:p text:style-name="P5"/>
      <text:p text:style-name="P5"/>
      <text:p text:style-name="P5"/>
      <text:p text:style-name="P5"/>
      <text:p text:style-name="P5"/>
      <text:h text:style-name="P2" text:outline-level="2"><text:soft-page-break/>11. Opportunities &amp; Risks</text:h>
      <text:h text:style-name="P25" text:outline-level="3">11.1 Risks</text:h>
      <text:list text:style-name="L22">
        <text:list-item>
          <text:p text:style-name="P36"><text:span text:style-name="Strong_20_Emphasis"><text:span text:style-name="T2">Market Risks:</text:span></text:span></text:p>
          <text:list>
            <text:list-item>
              <text:p text:style-name="P37">High competition and potential market saturation from established health apps and technology companies.</text:p>
            </text:list-item>
            <text:list-item>
              <text:p text:style-name="P37">Uncertain consumer willingness to pay for premium digital health services.</text:p>
            </text:list-item>
          </text:list>
        </text:list-item>
        <text:list-item>
          <text:p text:style-name="P36"><text:span text:style-name="Strong_20_Emphasis"><text:span text:style-name="T2">Technical Risks:</text:span></text:span></text:p>
          <text:list>
            <text:list-item>
              <text:p text:style-name="P37">Scalability challenges as user numbers increase, potentially impacting performance.</text:p>
            </text:list-item>
            <text:list-item>
              <text:p text:style-name="P37">Complexity of perfecting the 3D avatar experience and ensuring seamless data integration.</text:p>
            </text:list-item>
          </text:list>
        </text:list-item>
        <text:list-item>
          <text:p text:style-name="P36"><text:span text:style-name="Strong_20_Emphasis"><text:span text:style-name="T2">Personnel Risks:</text:span></text:span></text:p>
          <text:list>
            <text:list-item>
              <text:p text:style-name="P37">Shortage of skilled talent in 3D development and AI.</text:p>
            </text:list-item>
            <text:list-item>
              <text:p text:style-name="P37">Key staff turnover in a small, specialized team may disrupt progress.</text:p>
            </text:list-item>
          </text:list>
        </text:list-item>
        <text:list-item>
          <text:p text:style-name="P36"><text:span text:style-name="Strong_20_Emphasis"><text:span text:style-name="T2">Legal &amp; Regulatory Risks:</text:span></text:span></text:p>
          <text:list>
            <text:list-item>
              <text:p text:style-name="P37">Compliance with strict GDPR and MDR requirements could delay deployment.</text:p>
            </text:list-item>
            <text:list-item>
              <text:p text:style-name="P37">Potential liability issues arising from inaccurate health assessments or recommendations.</text:p>
            </text:list-item>
          </text:list>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5" text:outline-level="3"><text:soft-page-break/>11.2 Mitigation Strategies</text:h>
      <text:list text:style-name="L23">
        <text:list-item>
          <text:p text:style-name="P38"><text:span text:style-name="Strong_20_Emphasis"><text:span text:style-name="T2">Market:</text:span></text:span></text:p>
          <text:list>
            <text:list-item>
              <text:p text:style-name="P39">Emphasize clear USPs (emotional, interactive 3D visualization) through targeted marketing.</text:p>
            </text:list-item>
            <text:list-item>
              <text:p text:style-name="P39">Implement flexible pricing models and prepare for a potential pivot to a B2B-focused model if consumer demand lags.</text:p>
            </text:list-item>
          </text:list>
        </text:list-item>
        <text:list-item>
          <text:p text:style-name="P38"><text:span text:style-name="Strong_20_Emphasis"><text:span text:style-name="T2">Technical:</text:span></text:span></text:p>
          <text:list>
            <text:list-item>
              <text:p text:style-name="P39">Conduct early stress tests and use scalable cloud infrastructure (e.g., containerized microservices).</text:p>
            </text:list-item>
            <text:list-item>
              <text:p text:style-name="P39">Develop the 3D avatar iteratively, starting with a solid but simple model and enhancing it over time.</text:p>
            </text:list-item>
          </text:list>
        </text:list-item>
        <text:list-item>
          <text:p text:style-name="P38"><text:span text:style-name="Strong_20_Emphasis"><text:span text:style-name="T2">Personnel:</text:span></text:span></text:p>
          <text:list>
            <text:list-item>
              <text:p text:style-name="P39">Build a flexible network of freelancers and strategic partners to offset hiring challenges.</text:p>
            </text:list-item>
            <text:list-item>
              <text:p text:style-name="P39">Invest in knowledge management and training to reduce dependency on individual employees.</text:p>
            </text:list-item>
          </text:list>
        </text:list-item>
        <text:list-item>
          <text:p text:style-name="P38"><text:span text:style-name="Strong_20_Emphasis"><text:span text:style-name="T2">Legal:</text:span></text:span></text:p>
          <text:list>
            <text:list-item>
              <text:p text:style-name="P39">Engage legal and data protection experts to ensure strict compliance with GDPR/MDR.</text:p>
            </text:list-item>
            <text:list-item>
              <text:p text:style-name="P39">Define clear product boundaries to determine if and when regulatory approvals are necessary, with contingency plans for delays.</text:p>
            </text:list-item>
          </text:list>
        </text:list-item>
      </text:list>
      <text:h text:style-name="P25" text:outline-level="3">11.3 Growth Opportunities &amp; Scalability</text:h>
      <text:list text:style-name="L24">
        <text:list-item>
          <text:p text:style-name="P40"><text:span text:style-name="Strong_20_Emphasis"><text:span text:style-name="T2">Technological Scalability:</text:span></text:span></text:p>
          <text:list>
            <text:list-item>
              <text:p text:style-name="P41">Cloud-based infrastructure and modular architecture facilitate seamless scaling as user numbers increase.</text:p>
            </text:list-item>
          </text:list>
        </text:list-item>
        <text:list-item>
          <text:p text:style-name="P40"><text:span text:style-name="Strong_20_Emphasis"><text:span text:style-name="T2">Market Expansion:</text:span></text:span></text:p>
          <text:list>
            <text:list-item>
              <text:p text:style-name="P41">Increasing demand for personalized and preventive healthcare opens doors to both B2C and B2B segments.</text:p>
            </text:list-item>
            <text:list-item>
              <text:p text:style-name="P41">Potential for international expansion in regions with similar digital health regulatory frameworks.</text:p>
            </text:list-item>
          </text:list>
        </text:list-item>
        <text:list-item>
          <text:p text:style-name="P40"><text:span text:style-name="Strong_20_Emphasis"><text:span text:style-name="T2">Product Portfolio:</text:span></text:span></text:p>
          <text:list>
            <text:list-item>
              <text:p text:style-name="P41">Additional revenue can be generated from premium features, wearable integrations, and partnerships with insurers and pharma.</text:p>
            </text:list-item>
          </text:list>
        </text:list-item>
        <text:list-item>
          <text:p text:style-name="P40"><text:span text:style-name="Strong_20_Emphasis"><text:span text:style-name="T2">Cross-Selling Potential:</text:span></text:span></text:p>
          <text:list>
            <text:list-item>
              <text:p text:style-name="P41">The platform’s capabilities allow for multiple monetization channels (subscriptions, pay-per-use, white-label solutions).</text:p>
            </text:list-item>
          </text:list>
        </text:list-item>
      </text:list>
      <text:h text:style-name="P2" text:outline-level="2"><text:soft-page-break/>12. Appendix</text:h>
      <text:h text:style-name="P25" text:outline-level="3">12.1 Detailed Financial Tables</text:h>
      <text:p text:style-name="P5">(See Section 10.1 and 10.2 for tables summarizing investment, cost structure, and funding stages.)</text:p>
      <text:h text:style-name="P25" text:outline-level="3">12.2 CVs, Certificates &amp; References</text:h>
      <text:list text:style-name="L25">
        <text:list-item>
          <text:p text:style-name="P42">Detailed CVs of Dr. Siegbert Stracke are included (files: 170729_CV_Stracke.pdf, 181212_CV_Stracke.pdf, 210121_CV_Stracke.pdf, 230730_CV_Stracke.pdf).</text:p>
        </text:list-item>
      </text:list>
      <text:h text:style-name="P25" text:outline-level="3">12.3 Contracts, LOIs &amp; Partnership Agreements</text:h>
      <text:list text:style-name="L26">
        <text:list-item>
          <text:p text:style-name="P43"><text:span text:style-name="Strong_20_Emphasis"><text:span text:style-name="T2">Roadmap Document (230809 Roadmap_OCR_compressed.pdf):</text:span></text:span><text:span text:style-name="T2"> Outlines the IT strategy including the secure data environment and app development roadmap.</text:span></text:p>
        </text:list-item>
        <text:list-item>
          <text:p text:style-name="P43"><text:span text:style-name="Strong_20_Emphasis"><text:span text:style-name="T2">Memorandum of Understanding (230811 MOU Innoplexus_OCR_compressed.pdf):</text:span></text:span><text:span text:style-name="T2"> Defines the collaboration between Sanexio, Amrit AG, and Innoplexus in data integration, app development, and joint product innovation.</text:span></text:p>
        </text:list-item>
        <text:list-item>
          <text:p text:style-name="P43"><text:span text:style-name="Strong_20_Emphasis"><text:span text:style-name="T2">Meeting Summaries (230908 Meeting Seiz_OCR_compressed.pdf &amp; 230915 Meeting Innoplexus_OCR_compressed.pdf):</text:span></text:span><text:span text:style-name="T2"> Provide insight into technical and strategic discussions regarding the Data Lake, anonymized databases, and the initial app prototype.</text:span></text:p>
        </text:list-item>
        <text:list-item>
          <text:p text:style-name="P43"><text:span text:style-name="Strong_20_Emphasis"><text:span text:style-name="T2">Data Processing Agreement (231213 AVV Innoplexus_OCR_compressed.pdf):</text:span></text:span><text:span text:style-name="T2"> Ensures GDPR-compliant processing of patient data, detailing technical and organizational measures.</text:span></text:p>
        </text:list-item>
        <text:list-item>
          <text:p text:style-name="P43"><text:span text:style-name="Strong_20_Emphasis"><text:span text:style-name="T2">Google Meet Summary (241219 GoogleMeet_OCR_compressed.pdf):</text:span></text:span><text:span text:style-name="T2"> Summarizes key cooperation points, including data sharing, app development, AI training datasets, and virtual patient initiatives.</text:span></text:p>
        </text:list-item>
      </text:list>
      <text:p text:style-name="P4"/>
      <text:h text:style-name="P1" text:outline-level="1">Final Remarks</text:h>
      <text:p text:style-name="P5">Juvantis is positioned to redefine digital health by merging advanced technology with a patient-centric, interactive user experience. Through our innovative Health-UX platform and the groundbreaking Digital Health Twin, we offer a comprehensive, scalable solution that addresses the pressing needs of modern healthcare—empowering patients, supporting medical professionals, and delivering robust, data-driven insights to strategic partners. Our phased funding strategy and clearly outlined risk mitigation plans provide investors with a solid roadmap toward sustainable growth and long-term profitability.</text:p>
      <text:p text:style-name="P4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3T19:35:53.203447990</meta:creation-date>
    <dc:date>2025-04-13T19:41:15.377685131</dc:date>
    <meta:editing-duration>PT5M24S</meta:editing-duration>
    <meta:editing-cycles>1</meta:editing-cycles>
    <meta:document-statistic meta:table-count="1" meta:image-count="0" meta:object-count="0" meta:page-count="14" meta:paragraph-count="226" meta:word-count="2679" meta:character-count="19665" meta:non-whitespace-character-count="17369"/>
    <meta:generator>LibreOffice/24.8.3.2$MacOSX_X86_64 LibreOffice_project/48a6bac9e7e268aeb4c3483fcf825c94556d9f92</meta:generator>
  </office:meta>
</office:document-meta>
</file>